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5.5cm" svg:height="0.988cm" svg:x="2cm" svg:y="3cm">
          <draw:text-box>
            <text:p>Timer 模块设计</text:p>
          </draw:text-box>
        </draw:frame>
        <draw:custom-shape draw:style-name="gr2" draw:text-style-name="P1" draw:layer="layout" svg:width="14cm" svg:height="17.5cm" svg:x="2cm" svg:y="17cm">
          <text:p text:style-name="P1">Timer 支持的操作:</text:p>
          <text:p text:style-name="P1">1. create_timer</text:p>
          <text:p text:style-name="P1"><text:s text:c="4"/>创建一个timer(定时器), 默认创建的</text:p>
          <text:p text:style-name="P1"><text:s text:c="4"/>时候是停止的.</text:p>
          <text:p text:style-name="P1">2. set_timer</text:p>
          <text:p text:style-name="P1"><text:s text:c="4"/>给定时器设置运行参数</text:p>
          <text:p text:style-name="P1"><text:s text:c="4"/>超时时间,</text:p>
          <text:p text:style-name="P1"><text:s text:c="4"/>超时后需要执行的函数,</text:p>
          <text:p text:style-name="P1"><text:s text:c="4"/>超时方式，</text:p>
          <text:p text:style-name="P1"><text:s text:c="11"/>一次超时还是重复超时.</text:p>
          <text:p text:style-name="P1"><text:s text:c="5"/>Nt: 只有不在running状态下的定时器</text:p>
          <text:p text:style-name="P1"><text:s text:c="5"/>才可以set.</text:p>
          <text:p text:style-name="P1">3. start</text:p>
          <text:p text:style-name="P1"><text:s text:c="3"/>开启定时器, 定时器开始计时</text:p>
          <text:p text:style-name="P1">4. stop</text:p>
          <text:p text:style-name="P1"><text:s text:c="3"/>暂停定时器, 定时器停止计时</text:p>
          <text:p text:style-name="P1"/>
          <text:p text:style-name="P1">5. destroy</text:p>
          <text:p text:style-name="P1"><text:s text:c="3"/>删除定时器</text:p>
          <text:p text:style-name="P1"><text:s text:c="4"/></text:p>
          <text:p text:style-name="P1"><text:s text:c="5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17.5cm" svg:x="2cm" svg:y="17cm">
          <text:p text:style-name="P1">Timer 支持的操作:</text:p>
          <text:p text:style-name="P1">1. create_timer</text:p>
          <text:p text:style-name="P1"><text:s text:c="4"/>创建一个timer(定时器), 默认创建的</text:p>
          <text:p text:style-name="P1"><text:s text:c="4"/>时候是停止的.</text:p>
          <text:p text:style-name="P1">2. set_timer</text:p>
          <text:p text:style-name="P1"><text:s text:c="4"/>给定时器设置运行参数</text:p>
          <text:p text:style-name="P1"><text:s text:c="4"/>超时时间,</text:p>
          <text:p text:style-name="P1"><text:s text:c="4"/>超时后需要执行的函数,</text:p>
          <text:p text:style-name="P1"><text:s text:c="4"/>超时方式，</text:p>
          <text:p text:style-name="P1"><text:s text:c="11"/>一次超时还是重复超时.</text:p>
          <text:p text:style-name="P1"><text:s text:c="5"/>Nt: 只有不在running状态下的定时器</text:p>
          <text:p text:style-name="P1"><text:s text:c="5"/>才可以set.</text:p>
          <text:p text:style-name="P1">3. start</text:p>
          <text:p text:style-name="P1"><text:s text:c="3"/>开启定时器, 定时器开始计时</text:p>
          <text:p text:style-name="P1">4. stop</text:p>
          <text:p text:style-name="P1"><text:s text:c="3"/>暂停定时器, 定时器停止计时</text:p>
          <text:p text:style-name="P1"/>
          <text:p text:style-name="P1">5. destroy</text:p>
          <text:p text:style-name="P1"><text:s text:c="3"/>删除定时器</text:p>
          <text:p text:style-name="P1"><text:s text:c="4"/></text:p>
          <text:p text:style-name="P1"><text:s text:c="5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8.5cm" svg:x="2.159cm" svg:y="5.82cm">
          <text:p text:style-name="P1">bkc_timer_t 结构:</text:p>
          <text:p text:style-name="P1">超时函数</text:p>
          <text:p text:style-name="P1">超时时间长度</text:p>
          <text:p text:style-name="P1">下一次超时时间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9.187cm" svg:x="2cm" svg:y="36.5cm">
          <text:p text:style-name="P1">Timer 的状态:</text:p>
          <text:p text:style-name="P1">1. 停止stopped</text:p>
          <text:p text:style-name="P1">创建后,未start之前的状态,</text:p>
          <text:p text:style-name="P1">Start并执行了stop操作之后.</text:p>
          <text:p text:style-name="P1"/>
          <text:p text:style-name="P1">2.运行running</text:p>
          <text:p text:style-name="P1"><text:s/>Start 之后， stop之前的状态.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25.5cm" svg:x="2cm" svg:y="47.5cm">
          <text:p text:style-name="P1">服务线程管理结构(整体结构的一部分):</text:p>
          <text:p text:style-name="P1">serv_thread_list:</text:p>
          <text:p text:style-name="P1"><text:s text:c="5"/>Thread_n1:</text:p>
          <text:p text:style-name="P1"><text:s text:c="9"/>Count: 本thread服务的timer计数.</text:p>
          <text:p text:style-name="P1"><text:s text:c="9"/>Timer_list:</text:p>
          <text:p text:style-name="P1"><text:s text:c="9"/>Lock: 异步操作thread_n1结构的锁.</text:p>
          <text:p text:style-name="P1"><text:s text:c="18"/>涉及到的操作有:</text:p>
          <text:p text:style-name="P1"><text:s text:c="19"/>Create, destroy, stop, start.</text:p>
          <text:p text:style-name="P1"><text:s text:c="5"/>Thread_n2:</text:p>
          <text:p text:style-name="P1"/>
          <text:p text:style-name="P1"><text:s text:c="5"/>...</text:p>
          <text:p text:style-name="P1"/>
          <text:p text:style-name="P1">Nt: </text:p>
          <text:p text:style-name="P1">1. 如果timer都被删除, 相应服务线程也被</text:p>
          <text:p text:style-name="P1"><text:s text:c="4"/>删除, 即thread 的建立与删除对应于create</text:p>
          <text:p text:style-name="P1"><text:s text:c="4"/>和destroy.</text:p>
          <text:p text:style-name="P1">2. 超时函数的执行与时间并行，并且由时间走动</text:p>
          <text:p text:style-name="P1"><text:s text:c="4"/>线程来完成执行(不设单独的线程). 执行函数</text:p>
          <text:p text:style-name="P1"><text:s text:c="4"/>之前就要计算下次超时时间. 同时又要保证如果超时</text:p>
          <text:p text:style-name="P1"><text:s text:c="4"/>函数执行时间很长导致频繁超时的串行性</text:p>
          <text:p text:style-name="P1"><text:s text:c="4"/>(最大的执行频率为连续执行).</text:p>
          <text:p text:style-name="P1">3. 要注意的是:如果要动态添加或删除一个服务线程, 需要</text:p>
          <text:p text:style-name="P1"><text:s text:c="4"/>获得当前所有服务线程的锁,此时才能添加和删除.</text:p>
          <text:p text:style-name="P1"><text:s text:c="4"/>所有线程所服务timer的分配策略为均分（锁定</text:p>
          <text:p text:style-name="P1"><text:s text:c="4"/>策略目前无需要, 适用就好）</text:p>
          <text:p text:style-name="P1">4. 模块初始化时并不创建服务线程, 直到创建第一个timer</text:p>
          <text:p text:style-name="P1"><text:s text:c="4"/>才创建相应的服务线程(即默认是全系统一个服务线程,</text:p>
          <text:p text:style-name="P1"><text:s text:c="4"/>除非用户在模块初始化时指定常驻的线程超过1.</text:p>
          <text:p text:style-name="P1"><text:s text:c="4"/>另外， 模块初始化时可指定满多少自动创建</text:p>
          <text:p text:style-name="P1"><text:s text:c="4"/>新线程). 当一个线程所服务的timer</text:p>
          <text:p text:style-name="P1"><text:s text:c="4"/>被删除时要动态调整(是否需要从其他线程中接替一个过来:</text:p>
          <text:p text:style-name="P1"><text:s text:c="4"/>寻找比当前服务数大2的线程，接替一个过来, 如果没有</text:p>
          <text:p text:style-name="P1"><text:s text:c="4"/>看自己是否为0个，是就删除该服务线程)</text:p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controls" svg:width="5.941cm" svg:height="3.733cm" svg:x="3.059cm" svg:y="76.267cm">
          <text:p text:style-name="P1">serv_timer_list_p</text:p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line draw:style-name="gr3" draw:text-style-name="P2" draw:layer="controls" svg:x1="9cm" svg:y1="77.5cm" svg:x2="12.5cm" svg:y2="77.5cm">
          <text:p/>
        </draw:line>
        <draw:custom-shape draw:style-name="gr2" draw:text-style-name="P1" draw:layer="controls" svg:width="3cm" svg:height="2cm" svg:x="12.5cm" svg:y="76.5cm">
          <text:p text:style-name="P1"/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cm" svg:height="2cm" svg:x="12.5cm" svg:y="79.5cm">
          <text:p text:style-name="P1"/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cm" svg:height="2cm" svg:x="12.5cm" svg:y="82.5cm">
          <text:p text:style-name="P1"/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5.06cm" svg:height="3cm" svg:x="2.94cm" svg:y="90.5cm">
          <text:p text:style-name="P1">timer_list_p</text:p>
          <text:p text:style-name="P1">lock</text:p>
          <draw:enhanced-geometry svg:viewBox="0 0 21600 21600" draw:type="rectangle" draw:enhanced-path="M 0 0 L 21600 0 21600 21600 0 21600 0 0 Z N"/>
        </draw:custom-shape>
        <draw:line draw:style-name="gr3" draw:text-style-name="P2" draw:layer="controls" svg:x1="14cm" svg:y1="78.5cm" svg:x2="14cm" svg:y2="79.5cm">
          <text:p/>
        </draw:line>
        <draw:line draw:style-name="gr3" draw:text-style-name="P2" draw:layer="controls" svg:x1="14cm" svg:y1="81.5cm" svg:x2="14cm" svg:y2="82.5cm">
          <text:p/>
        </draw:line>
        <draw:custom-shape draw:style-name="gr2" draw:text-style-name="P1" draw:layer="controls" svg:width="3cm" svg:height="2cm" svg:x="12.5cm" svg:y="90.5cm">
          <text:p text:style-name="P1"/>
          <text:p text:style-name="P1">timer_p</text:p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cm" svg:height="2cm" svg:x="12.5cm" svg:y="93.5cm">
          <text:p text:style-name="P1"/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3cm" svg:height="2cm" svg:x="12.5cm" svg:y="96.5cm">
          <text:p text:style-name="P1"/>
          <text:p text:style-name="P1"/>
          <text:p text:style-name="P1">...</text:p>
          <draw:enhanced-geometry svg:viewBox="0 0 21600 21600" draw:type="rectangle" draw:enhanced-path="M 0 0 L 21600 0 21600 21600 0 21600 0 0 Z N"/>
        </draw:custom-shape>
        <draw:line draw:style-name="gr3" draw:text-style-name="P2" draw:layer="controls" svg:x1="14cm" svg:y1="92.5cm" svg:x2="14cm" svg:y2="93.5cm">
          <text:p/>
        </draw:line>
        <draw:line draw:style-name="gr3" draw:text-style-name="P2" draw:layer="controls" svg:x1="14cm" svg:y1="95.5cm" svg:x2="14cm" svg:y2="96.5cm">
          <text:p/>
        </draw:line>
        <draw:line draw:style-name="gr3" draw:text-style-name="P2" draw:layer="controls" svg:x1="7cm" svg:y1="91.5cm" svg:x2="12.5cm" svg:y2="91.5cm">
          <text:p/>
        </draw:line>
        <draw:path draw:style-name="gr4" draw:text-style-name="P2" draw:layer="controls" svg:width="8.999cm" svg:height="12.499cm" svg:x="3.5cm" svg:y="78cm" svg:viewBox="0 0 9000 12500" svg:d="m0 12500c500-3000 9000-12500 9000-12500">
          <text:p/>
        </draw:path>
        <draw:frame draw:style-name="gr5" draw:layer="controls" svg:width="8cm" svg:height="1.75cm" svg:x="2cm" svg:y="74cm">
          <draw:text-box>
            <text:p text:style-name="P1">服务线程管理结构图形记录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0" draw:marker-start="Symmetric_20_Arrow" draw:fill="none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19:07:53</meta:creation-date>
    <dc:date>2010-01-10T22:16:48</dc:date>
    <meta:editing-duration>PT02H52M12S</meta:editing-duration>
    <meta:editing-cycles>15</meta:editing-cycles>
    <meta:generator>OpenOffice.org/3.0$Unix OpenOffice.org_project/300m15$Build-9379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